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3">
      <style:text-properties style:font-name="Liberation Sans" fo:font-size="11pt" officeooo:rsid="001dbdf0" officeooo:paragraph-rsid="001dbdf0" style:font-size-asian="11pt" style:font-size-complex="11pt"/>
    </style:style>
    <style:style style:name="P2" style:family="paragraph" style:parent-style-name="Text_20_body">
      <style:text-properties style:font-name="Liberation Sans" fo:font-size="11pt" officeooo:rsid="001eb0dc" officeooo:paragraph-rsid="001eb0dc" style:font-size-asian="11pt" style:font-size-complex="11pt"/>
    </style:style>
    <style:style style:name="P3" style:family="paragraph" style:parent-style-name="Text_20_body">
      <style:text-properties style:font-name="Liberation Sans" fo:font-size="11pt" officeooo:paragraph-rsid="001dbdf0" style:font-size-asian="11pt" style:font-size-complex="11pt"/>
    </style:style>
    <style:style style:name="P4" style:family="paragraph" style:parent-style-name="Text_20_body">
      <style:text-properties style:font-name="Liberation Sans" fo:font-size="11pt" officeooo:rsid="0025ac77" officeooo:paragraph-rsid="0025ac77" style:font-size-asian="11pt" style:font-size-complex="11pt"/>
    </style:style>
    <style:style style:name="T1" style:family="text">
      <style:text-properties officeooo:rsid="001eb0dc"/>
    </style:style>
    <style:style style:name="T2" style:family="text">
      <style:text-properties officeooo:rsid="00205b62"/>
    </style:style>
    <style:style style:name="T3" style:family="text">
      <style:text-properties officeooo:rsid="0025ebf3"/>
    </style:style>
    <style:style style:name="T4" style:family="text">
      <style:text-properties officeooo:rsid="0026d110"/>
    </style:style>
    <style:style style:name="T5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T1">An investigation into implicit and explicit concurrency in Java.</text:span></text:h>
      <text:p text:style-name="P2">Explicit concurrency (or explicit parallelism) is <text:span text:style-name="T2">a feature of a programming language that give thes programmer the</text:span> ability to control the concurrency of a program by <text:span text:style-name="T2">indicating which parts of it should be treated as such. In contrast, implicit concurrency is the inherent property of a programming language that allows it to handle code execution concurrently without the need of a programmer to specify how.</text:span></text:p>
      <text:p text:style-name="P4">An example of explicit concurrency is the concept of Threads in Java. Threads are concurrently executing <text:span text:style-name="T3">processes</text:span> <text:span text:style-name="T3">within </text:span>a program that share the same state and memory space. <text:span text:style-name="T4">By default, all <text:s text:c="3"/>programs written in java will have one main thread that will execute code. To make a program execute code simultaneously, the programmer must declare a Thread object which will then handle the asynchronous executon of this code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4:01:33.129793862</meta:creation-date>
    <dc:date>2015-10-22T15:39:55.476979167</dc:date>
    <meta:editing-duration>PT21M48S</meta:editing-duration>
    <meta:editing-cycles>8</meta:editing-cycles>
    <meta:generator>LibreOffice/4.4.5.2$Linux_X86_64 LibreOffice_project/40$Build-2</meta:generator>
    <meta:document-statistic meta:table-count="0" meta:image-count="0" meta:object-count="0" meta:page-count="1" meta:paragraph-count="3" meta:word-count="142" meta:character-count="896" meta:non-whitespace-character-count="754"/>
  </office:meta>
</office:document-meta>
</file>